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xes d'amélioration machine learning. </text:p>
          </draw:text-box>
        </draw:frame>
        <draw:frame presentation:style-name="pr2" draw:text-style-name="P1" draw:layer="layout" svg:width="25.199cm" svg:height="12.18cm" svg:x="1.4cm" svg:y="4.914cm" presentation:class="subtitle" presentation:user-transformed="true">
          <draw:text-box>
            <text:p>Quels sont les différentes composantes qui font la spécifité d'un réseau de neurones ?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rchitecture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Plusieurs paramètres à prendre en compte :</text:p>
                <text:p>- La profondeur.</text:p>
                <text:p>- La taille des données que l'on veut en entrée et en sortie de chaque couche. (conv, fc, pooling, up pooling etc..) </text:p>
                <text:p>- Les fonctions d'activations</text:p>
                <text:p>-Le principe d'empilement des couches (residual, auxiliar etc ....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 training<text:tab/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On peut aussi faire des progrès sur la vitesse de training </text:p>
              </text:list-item>
              <text:list-item>
                <text:p>Mais aussi sur les performances des descentes de gradients (problèmes d'extrêmats locaux, vanishing et exploding gradients ...).</text:p>
              </text:list-item>
              <text:list-item>
                <text:p>Choix de la fonction de cout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rchitecture des reseaux pour faire de l'inférence de profondeur</text:p>
          </draw:text-box>
        </draw:frame>
        <draw:frame presentation:style-name="pr4" draw:layer="layout" svg:width="25.199cm" svg:height="12.395cm" svg:x="1.4cm" svg:y="4.914cm" presentation:class="outline" presentation:user-transformed="true">
          <draw:text-box>
            <text:list text:style-name="L2">
              <text:list-item>
                <text:p>Ce type de réseaux s'appuie sur deux grandes étapes :</text:p>
              </text:list-item>
              <text:list-item>
                <text:p>Une architecture bien connue pour résoudre des problèmes de classification d'images : AlexNet,VGG, ResNet etc..</text:p>
              </text:list-item>
              <text:list-item>
                <text:p>Des couches de retraitement d'images afin d'obtenir une carte de profondeur avec une résolution pas trop éloignée de l'image en entré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Net-50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rchitecture de réseaux très profond (ResNet 150 et ResNet 1200). Plus efficaces en théories (si on évite l'overfitting) mais beaucoup plus compliqué à entraîner (vanishing gradients notamment).</text:p>
              </text:list-item>
              <text:list-item>
                <text:p>Une solution : architecture résiduel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301cm" svg:y="0.994cm" presentation:class="title" presentation:user-transformed="true">
          <draw:text-box>
            <text:p>Quelles améliorations peut-on apporter à cette première étape ?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Jouer sur l'architecture : </text:p>
                <text:p>- une prémière possibilité : utiliser un ResNet plus profond ou bien modifié (cf article : autre article des auteurs de resnet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tres principes :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uxNe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PU/RNN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Jouer sur les fonctions d'activations/cout<text:tab/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Elu (cf article)</text:p>
                <text:p/>
                <text:p/>
              </text:list-item>
              <text:list-item>
                <text:p>CRF/Res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méliorations pour le train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rticle sv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13M34S</meta:editing-duration>
    <meta:editing-cycles>11</meta:editing-cycles>
    <meta:generator>LibreOffice/5.1.3.2$Windows_x86 LibreOffice_project/644e4637d1d8544fd9f56425bd6cec110e49301b</meta:generator>
    <dc:date>2016-12-06T17:54:49.147000000</dc:date>
    <meta:document-statistic meta:object-count="61"/>
  </office:meta>
</office:document-meta>
</file>